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lutionCacheManager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getResolutionCach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getConfigurationResolveReportInCache( String resolveId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accept( File di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getResolvedIvyPropertiesInCache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olutionCacheManager.getResolvedIvyFileInCache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olutionCacheManag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getResolvedIvy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DefaultResolutionCacheManage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setResolvedIvyPropertiesPattern( String cacheResolvedIvyProperties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getConfigurationResolveReportsInCache( final String resolv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solutionCacheManager.getResolvedIvyProperties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setResolvedIvyPattern( String cacheResolved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lutionCacheManager.DefaultResolution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ResolutionCacheManag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